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800000138BA9E2DF0FF591AF4.png" manifest:media-type="image/png"/>
  <manifest:file-entry manifest:full-path="Pictures/100002010000013C0000013AA14BC83217A6A4E4.png" manifest:media-type="image/png"/>
  <manifest:file-entry manifest:full-path="Pictures/100002010000013A00000164069AA3DCB967E96A.png" manifest:media-type="image/png"/>
  <manifest:file-entry manifest:full-path="Pictures/100002010000013C0000016C77A17D3B00C5F600.png" manifest:media-type="image/png"/>
  <manifest:file-entry manifest:full-path="Pictures/100002010000012A0000017E0C32D9DAC7275D56.png" manifest:media-type="image/png"/>
  <manifest:file-entry manifest:full-path="Pictures/100002010000013E00000173B35F9A24A0C90456.png" manifest:media-type="image/png"/>
  <manifest:file-entry manifest:full-path="Pictures/100002010000013D000001623E623035C1232B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77cm" svg:height="5.73cm" svg:x="2.165cm" svg:y="1.445cm">
          <draw:image xlink:href="Pictures/100002010000013D000001623E623035C1232B8A.png" xlink:type="simple" xlink:show="embed" xlink:actuate="onLoad" draw:mime-type="image/png">
            <text:p/>
          </draw:image>
        </draw:frame>
        <draw:frame draw:style-name="gr1" draw:text-style-name="P1" draw:layer="layout" svg:width="5.407cm" svg:height="5.73cm" svg:x="8.881cm" svg:y="1.445cm">
          <draw:image xlink:href="Pictures/100002010000013C0000016C77A17D3B00C5F600.png" xlink:type="simple" xlink:show="embed" xlink:actuate="onLoad" draw:mime-type="image/png">
            <text:p/>
          </draw:image>
        </draw:frame>
        <draw:frame draw:style-name="gr1" draw:text-style-name="P1" draw:layer="layout" svg:width="5.28cm" svg:height="5.653cm" svg:x="15.342cm" svg:y="1.483cm">
          <draw:image xlink:href="Pictures/100002010000013E00000173B35F9A24A0C90456.png" xlink:type="simple" xlink:show="embed" xlink:actuate="onLoad" draw:mime-type="image/png">
            <text:p/>
          </draw:image>
        </draw:frame>
        <draw:frame draw:style-name="gr1" draw:text-style-name="P1" draw:layer="layout" svg:width="5.602cm" svg:height="5.842cm" svg:x="2.246cm" svg:y="7.985cm">
          <draw:image xlink:href="Pictures/100002010000013A00000164069AA3DCB967E96A.png" xlink:type="simple" xlink:show="embed" xlink:actuate="onLoad" draw:mime-type="image/png">
            <text:p/>
          </draw:image>
        </draw:frame>
        <draw:frame draw:style-name="gr1" draw:text-style-name="P1" draw:layer="layout" svg:width="5.461cm" svg:height="5.73cm" svg:x="9.038cm" svg:y="7.862cm">
          <draw:image xlink:href="Pictures/100002010000013C0000013AA14BC83217A6A4E4.png" xlink:type="simple" xlink:show="embed" xlink:actuate="onLoad" draw:mime-type="image/png">
            <text:p/>
          </draw:image>
        </draw:frame>
        <draw:frame draw:style-name="gr1" draw:text-style-name="P1" draw:layer="layout" svg:width="5.49cm" svg:height="5.73cm" svg:x="15.449cm" svg:y="7.862cm">
          <draw:image xlink:href="Pictures/100002010000014800000138BA9E2DF0FF591AF4.png" xlink:type="simple" xlink:show="embed" xlink:actuate="onLoad" draw:mime-type="image/png">
            <text:p/>
          </draw:image>
        </draw:frame>
        <draw:frame draw:style-name="gr2" draw:text-style-name="P2" draw:layer="layout" svg:width="5.454cm" svg:height="6.356cm" svg:x="21.193cm" svg:y="1.502cm">
          <draw:image xlink:href="Pictures/100002010000012A0000017E0C32D9DAC7275D5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3T07:46:19.028734230</meta:creation-date>
    <dc:date>2021-05-07T11:11:08.368793889</dc:date>
    <meta:editing-duration>PT10M37S</meta:editing-duration>
    <meta:editing-cycles>2</meta:editing-cycles>
    <meta:generator>LibreOffice/7.0.5.2$Linux_X86_64 LibreOffice_project/00$Build-2</meta:generator>
    <meta:document-statistic meta:object-count="7"/>
  </office:meta>
</office:document-meta>
</file>